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3.76cm" fo:min-width="8.4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10.6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ans3" fo:font-size="14pt" style:font-name-asian="Liberation Sans3" style:font-size-asian="14pt" style:font-name-complex="Liberation Sans3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99cm" svg:height="14.01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cm" svg:y1="15cm" svg:x2="10cm" svg:y2="15cm">
          <text:p/>
        </draw:line>
        <draw:frame draw:style-name="gr3" draw:text-style-name="P2" draw:layer="layout" svg:width="2.555cm" svg:height="0.878cm" svg:x="10.445cm" svg:y="14cm">
          <draw:text-box>
            <text:p><text:span text:style-name="T1">C=0 </text:span></text:p>
          </draw:text-box>
        </draw:frame>
        <draw:frame draw:style-name="gr4" draw:text-style-name="P3" draw:layer="layout" svg:width="11.174cm" svg:height="2.471cm" svg:x="1cm" svg:y="16.122cm">
          <draw:text-box>
            <text:p><text:span text:style-name="T2">Bottom Address :=a <text:s/></text:span><text:span text:style-name="T3">ϵ [0 : words_per_thread - 1]</text:span></text:p>
            <text:p><text:span text:style-name="T2">Top Address := b</text:span><text:span text:style-name="T2"><text:tab/></text:span><text:span text:style-name="T2"> <text:s text:c="5"/></text:span><text:span text:style-name="T3">ϵ [0 : words_per_thread - 1]</text:span></text:p>
            <text:p><text:span text:style-name="T2">Base Address := c <text:s text:c="3"/></text:span><text:span text:style-name="T3">ϵ [0 : WindowSize - 1]</text:span><text:span text:style-name="T2"> <text:s/></text:span></text:p>
          </draw:text-box>
        </draw:frame>
        <draw:frame draw:style-name="gr5" draw:text-style-name="P4" draw:layer="layout" svg:width="2.094cm" svg:height="0.962cm" svg:x="3.5cm" svg:y="7.5cm">
          <draw:text-box>
            <text:p>[a : b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8T16:17:35.632000000</meta:creation-date>
    <dc:date>2017-02-08T16:54:27.575000000</dc:date>
    <meta:editing-duration>PT20M5S</meta:editing-duration>
    <meta:editing-cycles>8</meta:editing-cycles>
    <meta:generator>LibreOffice/5.1.6.2$Windows_x86 LibreOffice_project/07ac168c60a517dba0f0d7bc7540f5afa45f0909</meta:generator>
    <meta:document-statistic meta:object-count="5"/>
  </office:meta>
</office:document-meta>
</file>